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11"/>
  <manifest:file-entry manifest:media-type="" manifest:full-path="ObjectReplacements/OleObj8"/>
  <manifest:file-entry manifest:media-type="" manifest:full-path="ObjectReplacements/OleObj12"/>
  <manifest:file-entry manifest:media-type="" manifest:full-path="ObjectReplacements/OleObj1"/>
  <manifest:file-entry manifest:media-type="" manifest:full-path="ObjectReplacements/OleObj9"/>
  <manifest:file-entry manifest:media-type="" manifest:full-path="ObjectReplacements/OleObj13"/>
  <manifest:file-entry manifest:media-type="" manifest:full-path="ObjectReplacements/OleObj2"/>
  <manifest:file-entry manifest:media-type="" manifest:full-path="ObjectReplacements/OleObj14"/>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11"/>
  <manifest:file-entry manifest:media-type="application/octet-stream" manifest:full-path="OleObj8"/>
  <manifest:file-entry manifest:media-type="application/octet-stream" manifest:full-path="OleObj12"/>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application/octet-stream" manifest:full-path="OleObj13"/>
  <manifest:file-entry manifest:media-type="text/xml" manifest:full-path="settings.xml"/>
  <manifest:file-entry manifest:media-type="application/octet-stream" manifest:full-path="OleObj2"/>
  <manifest:file-entry manifest:media-type="application/octet-stream" manifest:full-path="OleObj14"/>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 style:family="paragraph" style:parent-style-name="Standard">
      <style:paragraph-properties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4" style:family="paragraph" style:parent-style-name="Standard">
      <style:paragraph-properties fo:line-height="150%" fo:text-align="end" style:justify-single-word="false"/>
      <style:text-properties style:use-window-font-color="true" style:font-name="Times New Roman1" fo:font-size="11pt" fo:font-weight="normal" fo:background-color="transparent" style:font-name-asian="Calibri1" style:font-name-complex="Calibri1"/>
    </style:style>
    <style:style style:name="P5"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6" style:family="paragraph" style:parent-style-name="Standard">
      <style:paragraph-properties fo:line-height="150%" fo:text-align="center" style:justify-single-word="false"/>
      <style:text-properties style:use-window-font-color="true"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50%" fo:text-align="center" style:justify-single-word="false"/>
      <style:text-properties fo:color="#000000" style:font-name="Times New Roman1" fo:font-size="16pt" fo:font-weight="bold" fo:background-color="transparent" style:font-name-asian="Times New Roman" style:font-name-complex="Times New Roman"/>
    </style:style>
    <style:style style:name="P8"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9"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50%" fo:text-align="center" style:justify-single-word="false"/>
      <style:text-properties fo:color="#000000" style:font-name="Times New Roman1" fo:font-size="12pt" fo:font-weight="bold" fo:background-color="transparent" style:font-name-asian="Times New Roman" style:font-name-complex="Times New Roman"/>
    </style:style>
    <style:style style:name="P11" style:family="paragraph" style:parent-style-name="Standard">
      <style:paragraph-properties fo:line-height="150%" fo:text-align="end" style:justify-single-word="false"/>
      <style:text-properties fo:color="#000000" style:font-name="Times New Roman1" fo:font-size="12pt" fo:font-weight="bold"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fo:color="#000000" style:font-name="Times New Roman1" fo:font-size="12pt" fo:font-weight="bold" fo:background-color="transparent" style:font-name-asian="Times New Roman" style:font-name-complex="Times New Roman"/>
    </style:style>
    <style:style style:name="P13"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style:font-name="Times New Roman1"/>
    </style:style>
    <style:style style:name="P16" style:family="paragraph" style:parent-style-name="Standard">
      <style:paragraph-properties fo:line-height="150%" fo:text-align="center" style:justify-single-word="false"/>
      <style:text-properties style:font-name="Times New Roman1"/>
    </style:style>
    <style:style style:name="P17" style:family="paragraph" style:parent-style-name="Standard">
      <style:paragraph-properties fo:line-height="150%" fo:text-align="end" style:justify-single-word="false"/>
      <style:text-properties style:font-name="Times New Roman1"/>
    </style:style>
    <style:style style:name="P18" style:family="paragraph" style:parent-style-name="Standard" style:list-style-name="L1">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19" style:family="paragraph" style:parent-style-name="Standard" style:list-style-name="L2">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0" style:family="paragraph" style:parent-style-name="Standard" style:list-style-name="L3">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1" style:family="paragraph" style:parent-style-name="Standard" style:list-style-name="L4">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2" style:family="paragraph" style:parent-style-name="Standard" style:list-style-name="L5">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3" style:family="paragraph" style:parent-style-name="Standard">
      <style:paragraph-properties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24"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use-window-font-color="true" style:font-name="Times New Roman1" fo:font-size="11pt" fo:font-weight="normal" fo:background-color="transparent" style:font-name-asian="Calibri1" style:font-name-complex="Calibri1"/>
    </style:style>
    <style:style style:name="P25"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font-name="Times New Roman1"/>
    </style:style>
    <style:style style:name="P26" style:family="paragraph" style:parent-style-name="Standard">
      <style:paragraph-properties fo:margin-top="0cm" fo:margin-bottom="0.499cm" fo:line-height="150%" fo:text-align="start" style:justify-single-word="false"/>
      <style:text-properties style:use-window-font-color="true" style:font-name="Times New Roman1" fo:font-size="11pt" fo:font-weight="normal" fo:background-color="transparent" style:font-name-asian="Calibri1" style:font-name-complex="Calibri1"/>
    </style:style>
    <style:style style:name="P27" style:family="paragraph" style:parent-style-name="Standard">
      <style:paragraph-properties fo:margin-top="0cm" fo:margin-bottom="0.499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28" style:family="paragraph" style:parent-style-name="Standard">
      <style:paragraph-properties fo:margin-top="0cm" fo:margin-bottom="0.499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29" style:family="paragraph" style:parent-style-name="Standard">
      <style:paragraph-properties fo:margin-top="0cm" fo:margin-bottom="0.499cm" fo:line-height="150%" fo:text-align="start" style:justify-single-word="false"/>
      <style:text-properties fo:color="#000000" style:font-name="Times New Roman1" fo:font-size="12pt" fo:font-weight="normal" fo:background-color="transparent" style:font-name-asian="Times New Roman" style:font-name-complex="Times New Roman"/>
    </style:style>
    <style:style style:name="P30" style:family="paragraph" style:parent-style-name="Standard">
      <style:paragraph-properties fo:margin-top="0cm" fo:margin-bottom="0.499cm" fo:line-height="100%" fo:text-align="start" style:justify-single-word="false"/>
      <style:text-properties fo:color="#000000" style:font-name="Times New Roman1" fo:font-size="10pt" fo:font-weight="normal" fo:background-color="transparent" style:font-name-asian="Times New Roman" style:font-name-complex="Times New Roman"/>
    </style:style>
    <style:style style:name="P31" style:family="paragraph" style:parent-style-name="Standard">
      <style:paragraph-properties fo:margin-top="0cm" fo:margin-bottom="0.499cm" fo:line-height="150%" fo:text-align="center" style:justify-single-word="false"/>
      <style:text-properties style:font-name="Times New Roman1"/>
    </style:style>
    <style:style style:name="P32" style:family="paragraph" style:parent-style-name="Standard">
      <style:paragraph-properties fo:margin-top="0cm" fo:margin-bottom="0.499cm" fo:line-height="150%" fo:text-align="start" style:justify-single-word="false"/>
      <style:text-properties style:font-name="Times New Roman1"/>
    </style:style>
    <style:style style:name="P33" style:family="paragraph" style:parent-style-name="Standard">
      <style:paragraph-properties fo:margin-top="0cm" fo:margin-bottom="0.499cm" fo:line-height="100%" fo:text-align="start" style:justify-single-word="false"/>
      <style:text-properties style:font-name="Times New Roman1"/>
    </style:style>
    <style:style style:name="P34" style:family="paragraph" style:parent-style-name="Standard">
      <style:paragraph-properties fo:margin-top="0.423cm" fo:margin-bottom="0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35" style:family="paragraph" style:parent-style-name="Standard">
      <style:paragraph-properties fo:margin-top="0.423cm" fo:margin-bottom="0cm" fo:line-height="150%" fo:text-align="justify"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6" style:family="paragraph" style:parent-style-name="Standard">
      <style:paragraph-properties fo:margin-top="0.423cm" fo:margin-bottom="0cm" fo:line-height="150%" fo:text-align="center"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7" style:family="paragraph" style:parent-style-name="Standard">
      <style:paragraph-properties fo:margin-top="0.423cm" fo:margin-bottom="0cm" fo:line-height="150%" fo:text-align="justify" style:justify-single-word="false"/>
      <style:text-properties style:font-name="Times New Roman1"/>
    </style:style>
    <style:style style:name="P38" style:family="paragraph" style:parent-style-name="Standard">
      <style:paragraph-properties fo:margin-top="0.423cm" fo:margin-bottom="0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39" style:family="paragraph" style:parent-style-name="Standard">
      <style:paragraph-properties fo:margin-top="0.423cm" fo:margin-bottom="0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40" style:family="paragraph" style:parent-style-name="Standard">
      <style:paragraph-properties fo:margin-top="0.423cm" fo:margin-bottom="0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41" style:family="paragraph" style:parent-style-name="Standard">
      <style:paragraph-properties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42" style:family="paragraph" style:parent-style-name="Standard">
      <style:paragraph-properties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43" style:family="paragraph" style:parent-style-name="Standard">
      <style:paragraph-properties fo:margin-top="0cm" fo:margin-bottom="0.295cm" fo:line-height="100%" fo:text-align="start" style:justify-single-word="false"/>
      <style:text-properties fo:color="#000000" style:font-name="Times New Roman1" fo:font-size="10pt" fo:font-weight="normal" fo:background-color="transparent" style:font-name-asian="Times New Roman" style:font-name-complex="Times New Roman"/>
    </style:style>
    <style:style style:name="P44" style:family="paragraph" style:parent-style-name="Standard">
      <style:paragraph-properties fo:margin-top="0.423cm" fo:margin-bottom="0.212cm" fo:line-height="100%" fo:text-align="start" style:justify-single-word="false"/>
      <style:text-properties fo:color="#000000" style:font-name="Times New Roman1" fo:font-size="12pt" fo:font-weight="bold" fo:background-color="transparent" style:font-name-asian="Times New Roman" style:font-name-complex="Times New Roman"/>
    </style:style>
    <style:style style:name="P45" style:family="paragraph" style:parent-style-name="Standard">
      <style:paragraph-properties fo:margin-top="0.423cm" fo:margin-bottom="0.212cm" fo:line-height="100%" fo:text-align="start" style:justify-single-word="false"/>
      <style:text-properties style:font-name="Times New Roman1"/>
    </style:style>
    <style:style style:name="T1" style:family="text">
      <style:text-properties fo:color="#000000" style:font-name="Times New Roman" fo:font-size="12pt" fo:font-weight="bold" fo:background-color="transparent" style:font-name-asian="Times New Roman" style:font-name-complex="Times New Roman"/>
    </style:style>
    <style:style style:name="T2" style:family="text">
      <style:text-properties fo:color="#000000" style:font-name="Times New Roman" fo:font-size="12pt" fo:font-weight="normal" fo:background-color="transparent" style:font-name-asian="Times New Roman" style:font-name-complex="Times New Roman"/>
    </style:style>
    <style:style style:name="T3" style:family="text">
      <style:text-properties fo:color="#000000" style:font-name="Calibri1" fo:font-size="11pt" fo:font-weight="normal" fo:background-color="transparent" style:font-name-asian="Calibri1" style:font-name-complex="Calibri1"/>
    </style:style>
    <style:style style:name="T4" style:family="text">
      <style:text-properties fo:color="#000000" fo:font-size="12pt" fo:font-weight="bold" fo:background-color="transparent" style:font-name-asian="Times New Roman" style:font-name-complex="Times New Roman"/>
    </style:style>
    <style:style style:name="T5" style:family="text">
      <style:text-properties fo:color="#000000" fo:font-size="12pt" fo:font-weight="normal" fo:background-color="transparent" style:font-name-asian="Times New Roman" style:font-name-complex="Times New Roman"/>
    </style:style>
    <style:style style:name="T6" style:family="text">
      <style:text-properties fo:color="#000000" fo:font-size="12pt" fo:font-weight="normal" fo:background-color="transparent" style:font-name-asian="Calibri1" style:font-size-asian="12pt" style:font-name-complex="Calibri1" style:font-size-complex="12pt"/>
    </style:style>
    <style:style style:name="T7" style:family="text">
      <style:text-properties fo:color="#000000" fo:font-size="11pt" fo:font-weight="normal" fo:background-color="transparent" style:font-name-asian="Calibri1" style:font-name-complex="Calibri1"/>
    </style:style>
    <style:style style:name="T8" style:family="text">
      <style:text-properties fo:color="#000000" style:font-name="Times New Roman1" fo:font-size="12pt" fo:font-weight="normal" fo:background-color="transparent" style:font-name-asian="Times New Roman" style:font-name-complex="Times New Roman"/>
    </style:style>
    <style:style style:name="T9" style:family="text">
      <style:text-properties fo:color="#000000" style:font-name="Times New Roman1" fo:font-size="11pt" fo:font-weight="normal" fo:background-color="transparent" style:font-name-asian="Calibri1" style:font-name-complex="Calibri1"/>
    </style:style>
    <style:style style:name="T10" style:family="text">
      <style:text-properties style:use-window-font-color="true" style:font-name="Times New Roman" fo:font-size="12pt" fo:font-weight="normal" fo:background-color="transparent" style:font-name-asian="Times New Roman" style:font-name-complex="Times New Roman"/>
    </style:style>
    <style:style style:name="T11" style:family="text">
      <style:text-properties style:use-window-font-color="true" style:font-name="Times New Roman" fo:font-size="12pt" fo:font-weight="bold" fo:background-color="transparent" style:font-name-asian="Times New Roman" style:font-name-complex="Times New Roman"/>
    </style:style>
    <style:style style:name="T12" style:family="text">
      <style:text-properties style:use-window-font-color="true" fo:font-size="12pt" fo:font-weight="normal" fo:background-color="transparent" style:font-name-asian="Times New Roman" style:font-name-complex="Times New Roman"/>
    </style:style>
    <style:style style:name="T13" style:family="text">
      <style:text-properties style:use-window-font-color="true" fo:font-size="12pt" fo:font-weight="bold" fo:background-color="transparent" style:font-name-asian="Times New Roman" style:font-name-complex="Times New Roman"/>
    </style:style>
    <style:style style:name="T14" style:family="text">
      <style:text-properties style:use-window-font-color="true" style:font-name="Times New Roman1" fo:font-size="12pt" fo:font-weight="normal" fo:background-color="transparent" style:font-name-asian="Times New Roman" style:font-name-complex="Times New Roman"/>
    </style:style>
    <style:style style:name="T15"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6"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7" style:family="text">
      <style:text-properties fo:color="#0000ff"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8" style:family="text">
      <style:text-properties fo:color="#0000ff"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9"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0"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OLE">
      <style:graphic-properties style:vertical-pos="top" style:vertical-rel="baseline" draw:ole-draw-aspect="1" draw:visible-area-top="0cm" draw:visible-area-width="5.001cm" draw:visible-area-height="5.001cm"/>
    </style:style>
    <style:style style:name="fr2" style:family="graphic" style:parent-style-name="OLE">
      <style:graphic-properties style:vertical-pos="from-top" draw:ole-draw-aspect="1" draw:visible-area-top="0cm" draw:visible-area-width="5.001cm" draw:visible-area-height="5.00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MINAS GERAIS</text:p>
      <text:p text:style-name="P2"/>
      <text:p text:style-name="P2"/>
      <text:p text:style-name="P2"/>
      <text:p text:style-name="P2"/>
      <text:p text:style-name="P2"/>
      <text:p text:style-name="P2"/>
      <text:p text:style-name="P2"/>
      <text:p text:style-name="P9">Trabalho de Estatística</text:p>
      <text:p text:style-name="P2"/>
      <text:p text:style-name="P2"/>
      <text:p text:style-name="P2"/>
      <text:p text:style-name="P2"/>
      <text:p text:style-name="P2"/>
      <text:p text:style-name="P2"/>
      <text:p text:style-name="P2"/>
      <text:p text:style-name="P2"/>
      <text:p text:style-name="P2"/>
      <text:p text:style-name="P8">Celso Junio Simões de Oliveira Santos</text:p>
      <text:p text:style-name="P8">Felipe Matheus Guimarães dos Santos</text:p>
      <text:p text:style-name="P8">Leandro Marques Venceslau de Souza</text:p>
      <text:p text:style-name="P8">Lucas Marinho Morais dos Reis</text:p>
      <text:p text:style-name="P8">Matheus Ferreira Coelho</text:p>
      <text:p text:style-name="P8">Willian Douglas Brito Braga</text:p>
      <text:p text:style-name="P2"/>
      <text:p text:style-name="P2"/>
      <text:p text:style-name="P2"/>
      <text:p text:style-name="P2"/>
      <text:p text:style-name="P2"/>
      <text:p text:style-name="P2"/>
      <text:p text:style-name="P2"/>
      <text:p text:style-name="P2"/>
      <text:p text:style-name="P2"/>
      <text:list xml:id="list5333667370429318304" text:style-name="L1">
        <text:list-item>
          <text:p text:style-name="P18"><text:soft-page-break/>INTRODUÇÃO</text:p>
        </text:list-item>
      </text:list>
      <text:p text:style-name="P41"/>
      <text:p text:style-name="P42"><text:tab/>Um banco de dados foi formulado a partir de um questionário aplicado na turma TN do curso de Estatística e Probabilidades, ministrado pela professora Lourdes Coral Contreras Montenegro em 2019/02.</text:p>
      <text:p text:style-name="P5"><text:tab/>Este trabalho tem como objetivo estabelecer e analisar relações entre as diferentes variáveis presentes nessa database, de forma a extrair informações relevantes, tudo isso pautado na teoria estatística aprendida em sala de aula.</text:p>
      <text:list xml:id="list2713839023993725823" text:style-name="L2">
        <text:list-item>
          <text:p text:style-name="P19">METODOLOGIA</text:p>
        </text:list-item>
      </text:list>
      <text:p text:style-name="P41"/>
      <text:p text:style-name="P5"><text:tab/>Os dados foram estudados com o auxílio do software - “R: The Project for Statistical Computing”. O código utilizado para criar os gráficos, tabelas assim como extrair as informações do dataset estão disponíveis no apêndice.</text:p>
      <text:p text:style-name="P15"><text:span text:style-name="T12"><text:tab/>Quanto às análises : exibimos um recurso gráfico informacional cuja forma de exposição depende da natureza da varíavel observada </text:span><text:span text:style-name="T12">–</text:span><text:span text:style-name="T12"> vari</text:span><text:span text:style-name="T12">áveis quantitativas contínuas, por exemplo, têm como preferência a utilização de histogramas.</text:span></text:p>
      <text:p text:style-name="P5"><text:tab/>Na hora de estabelecer inter-relações entre as diferentes variáveis poderão ser utilizadas diferentes medidas quando aplicável ( ambas as variáveis são de natureza quantitativa ). São elas :</text:p>
      <text:p text:style-name="P5"><text:tab/>- Medidas de Tendência Central (Média, Mediana, Moda).</text:p>
      <text:p text:style-name="P5"><text:tab/>- Medidas de Variabilidade (Amplitude entre terceiro e segundo quartil, Desvio Padrão).</text:p>
      <text:p text:style-name="P5"><text:tab/>Caso realizadas comparações quanto aos níveis de dispersão de variáveis com medidas </text:p>
      <text:p text:style-name="P5">e/ou tipos diferentes (i.e altura e sexo) será utilizado o Coeficiente de Variação.</text:p>
      <text:p text:style-name="P2"/>
      <text:p text:style-name="P2"/>
      <text:p text:style-name="P2"/>
      <text:p text:style-name="P2"/>
      <text:p text:style-name="P2"/>
      <text:p text:style-name="P2"/>
      <text:p text:style-name="P2"/>
      <text:p text:style-name="P2"/>
      <text:p text:style-name="P2"/>
      <text:p text:style-name="P2"/>
      <text:p text:style-name="P2"/>
      <text:list xml:id="list3931412292073924355" text:style-name="L3">
        <text:list-item>
          <text:p text:style-name="P20"><text:soft-page-break/>RESULTADOS</text:p>
        </text:list-item>
      </text:list>
      <text:p text:style-name="P15"><draw:frame draw:style-name="fr1"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31"><text:span text:style-name="T4">Figura 1: Gráfico de Barras </text:span><text:span text:style-name="T4">–</text:span><text:span text:style-name="T4"> Sexo por Curso</text:span></text:p>
      <text:p text:style-name="P15"><text:span text:style-name="T12"><text:tab/>O gráfico acima mostra que a frequência relativa de homens é maior que a de mulheres para a maioria dos casos observados ( 9 em 13 ), com exceção para os cursos </text:span><text:span text:style-name="T12">–</text:span><text:span text:style-name="T12"> Engenharias Ambiental, Controle de Automa</text:span><text:span text:style-name="T12">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2"/>
      <text:p text:style-name="P2"/>
      <text:p text:style-name="P16"><text:soft-page-break/><draw:frame draw:style-name="fr2" draw:name="2" text:anchor-type="as-char" svg:y="-11.774cm" svg:width="12.7cm" style:rel-width="scale" svg:height="12.7cm" style:rel-height="scale" draw:z-index="1"><draw:object-ole xlink:href="./OleObj2" xlink:type="simple" xlink:show="embed" xlink:actuate="onLoad"/><draw:image xlink:href="./ObjectReplacements/OleObj2" xlink:type="simple" xlink:show="embed" xlink:actuate="onLoad"/></draw:frame></text:p>
      <text:p text:style-name="P31"><text:span text:style-name="T4">Figura 2: </text:span><text:span text:style-name="T13">Histograma </text:span><text:span text:style-name="T13">–</text:span><text:span text:style-name="T13"> N</text:span><text:span text:style-name="T13">úmero de Alunos por Faixa Etária</text:span></text:p>
      <text:p text:style-name="P5"><text:tab/>Média Aritmética: 20,2 Anos<text:tab/>Mediana: 20 Anos<text:tab/>Moda: 19 Anos</text:p>
      <text:p text:style-name="P5"><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
      <text:p text:style-name="P3"/>
      <text:p text:style-name="P6"/>
      <text:p text:style-name="P15"><text:soft-page-break/><draw:frame draw:style-name="fr1" draw:name="3" text:anchor-type="as-char" svg:width="12.7cm" style:rel-width="scale" svg:height="12.7cm" style:rel-height="scale" draw:z-index="2"><draw:object-ole xlink:href="./OleObj3" xlink:type="simple" xlink:show="embed" xlink:actuate="onLoad"/><draw:image xlink:href="./ObjectReplacements/OleObj3" xlink:type="simple" xlink:show="embed" xlink:actuate="onLoad"/></draw:frame></text:p>
      <text:p text:style-name="P16"><text:span text:style-name="T4">Figura 3: Boxplot </text:span><text:span text:style-name="T4">–</text:span><text:span text:style-name="T4"> Idade por Sexo</text:span></text:p>
      <text:p text:style-name="P4"/>
      <text:p text:style-name="P5"><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p>
      <text:p text:style-name="P2"/>
      <text:p text:style-name="P16"><text:soft-page-break/><draw:frame draw:style-name="fr1" draw:name="4" text:anchor-type="as-char" svg:width="14.631cm" style:rel-width="scale" svg:height="14.605cm" style:rel-height="scale" draw:z-index="3"><draw:object-ole xlink:href="./OleObj4" xlink:type="simple" xlink:show="embed" xlink:actuate="onLoad"/><draw:image xlink:href="./ObjectReplacements/OleObj4" xlink:type="simple" xlink:show="embed" xlink:actuate="onLoad"/></draw:frame></text:p>
      <text:p text:style-name="P16"><text:span text:style-name="T4">Figura 4: Gráfico de Barras </text:span><text:span text:style-name="T4">–</text:span><text:span text:style-name="T4"> Sexo por Local de Nascimento</text:span></text:p>
      <text:p text:style-name="P4"/>
      <text:p text:style-name="P5"><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p>
      <text:p text:style-name="P2"/>
      <text:p text:style-name="P31"><text:soft-page-break/><draw:frame draw:style-name="fr1" draw:name="5" text:anchor-type="as-char" svg:width="12.7cm" style:rel-width="scale" svg:height="12.7cm" style:rel-height="scale" draw:z-index="4"><draw:object-ole xlink:href="./OleObj5" xlink:type="simple" xlink:show="embed" xlink:actuate="onLoad"/><draw:image xlink:href="./ObjectReplacements/OleObj5" xlink:type="simple" xlink:show="embed" xlink:actuate="onLoad"/></draw:frame></text:p>
      <text:p text:style-name="P10">Figura 5: Boxplot - <text:s/>Tentativas ENEM por Anos no Cursinho</text:p>
      <text:p text:style-name="P4"/>
      <text:p text:style-name="P28"><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p>
      <text:p text:style-name="P26"/>
      <text:p text:style-name="P16"><text:soft-page-break/><draw:frame draw:style-name="fr1" draw:name="6" text:anchor-type="as-char" svg:width="17.013cm" style:rel-width="scale" svg:height="13.758cm" style:rel-height="scale" draw:z-index="5"><draw:object-ole xlink:href="./OleObj6" xlink:type="simple" xlink:show="embed" xlink:actuate="onLoad"/><draw:image xlink:href="./ObjectReplacements/OleObj6" xlink:type="simple" xlink:show="embed" xlink:actuate="onLoad"/></draw:frame><text:span text:style-name="T4">Figura 6: Tabela - Principais Contribuições na Escolha do Curso por Sexo</text:span></text:p>
      <text:p text:style-name="P27"/>
      <text:p text:style-name="P28"><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32"><text:soft-page-break/><draw:frame draw:style-name="fr2" draw:name="7" text:anchor-type="as-char" svg:y="-23.13cm" svg:width="8.37cm" style:rel-width="scale" svg:height="23.13cm" style:rel-height="scale" draw:z-index="6"><draw:object-ole xlink:href="./OleObj7" xlink:type="simple" xlink:show="embed" xlink:actuate="onLoad"/><draw:image xlink:href="./ObjectReplacements/OleObj7" xlink:type="simple" xlink:show="embed" xlink:actuate="onLoad"/></draw:frame></text:p>
      <text:p text:style-name="P26"/>
      <text:p text:style-name="P26"/>
      <text:p text:style-name="P16"><text:soft-page-break/><text:span text:style-name="T4">Figura 7: Tabela </text:span><text:span text:style-name="T4">–</text:span><text:span text:style-name="T4"> Influ</text:span><text:span text:style-name="T4">ências por Curso</text:span></text:p>
      <text:p text:style-name="P4"/>
      <text:p text:style-name="P29"><text:tab/>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13">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line-break/></text:p>
      <text:p text:style-name="P37"><text:soft-page-break/><draw:frame draw:style-name="fr1" draw:name="8" text:anchor-type="as-char" svg:width="12.7cm" style:rel-width="scale" svg:height="12.7cm" style:rel-height="scale" draw:z-index="7"><draw:object-ole xlink:href="./OleObj8" xlink:type="simple" xlink:show="embed" xlink:actuate="onLoad"/><draw:image xlink:href="./ObjectReplacements/OleObj8" xlink:type="simple" xlink:show="embed" xlink:actuate="onLoad"/></draw:frame></text:p>
      <text:p text:style-name="P16"><text:span text:style-name="T4">Figura 8: Gráfico de Barras </text:span><text:span text:style-name="T4">–</text:span><text:span text:style-name="T4"> Religi</text:span><text:span text:style-name="T4">ão por Curso</text:span></text:p>
      <text:p text:style-name="P4"/>
      <text:p text:style-name="P34"><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35"/>
      <text:p text:style-name="P17"><text:soft-page-break/><draw:frame draw:style-name="fr1" draw:name="9" text:anchor-type="as-char" svg:width="12.33cm" style:rel-width="scale" svg:height="10.742cm" style:rel-height="scale" draw:z-index="11"><draw:object-ole xlink:href="./OleObj9" xlink:type="simple" xlink:show="embed" xlink:actuate="onLoad"/><draw:image xlink:href="./ObjectReplacements/OleObj9" xlink:type="simple" xlink:show="embed" xlink:actuate="onLoad"/></draw:frame></text:p>
      <text:p text:style-name="P11"/>
      <text:p text:style-name="P10">Figura 9: Boxplot – Renda por Trabalho</text:p>
      <text:p text:style-name="P34"><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36"/>
      <text:p text:style-name="P24"><text:soft-page-break/></text:p>
      <text:p text:style-name="P17"><draw:frame draw:style-name="fr1" draw:name="10" text:anchor-type="as-char" svg:width="12.7cm" style:rel-width="scale" svg:height="12.7cm" style:rel-height="scale" draw:z-index="12"><draw:object-ole xlink:href="./OleObj10" xlink:type="simple" xlink:show="embed" xlink:actuate="onLoad"/><draw:image xlink:href="./ObjectReplacements/OleObj10" xlink:type="simple" xlink:show="embed" xlink:actuate="onLoad"/></draw:frame></text:p>
      <text:p text:style-name="P11"/>
      <text:p text:style-name="P10">Figura 10: Boxplot – Peso (kg) por Curso</text:p>
      <text:p text:style-name="P38"><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24"/>
      <text:p text:style-name="P23"/>
      <text:p text:style-name="P25"><text:soft-page-break/><draw:frame draw:style-name="fr1" draw:name="11" text:anchor-type="as-char" svg:width="12.7cm" style:rel-width="scale" svg:height="12.7cm" style:rel-height="scale" draw:z-index="8"><draw:object-ole xlink:href="./OleObj11" xlink:type="simple" xlink:show="embed" xlink:actuate="onLoad"/><draw:image xlink:href="./ObjectReplacements/OleObj11" xlink:type="simple" xlink:show="embed" xlink:actuate="onLoad"/></draw:frame></text:p>
      <text:p text:style-name="P24"/>
      <text:p text:style-name="P16"><text:span text:style-name="T4">Figura 11: Boxplot </text:span><text:span text:style-name="T4">–</text:span><text:span text:style-name="T4"> Altura (m) por Sexo</text:span></text:p>
      <text:p text:style-name="P34"><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39"/>
      <text:p text:style-name="P40"/>
      <text:p text:style-name="P36"/>
      <text:p text:style-name="P24"/>
      <text:p text:style-name="P17"><text:soft-page-break/><draw:frame draw:style-name="fr1" draw:name="12" text:anchor-type="as-char" svg:width="12.7cm" style:rel-width="scale" svg:height="12.7cm" style:rel-height="scale" draw:z-index="13"><draw:object-ole xlink:href="./OleObj12" xlink:type="simple" xlink:show="embed" xlink:actuate="onLoad"/><draw:image xlink:href="./ObjectReplacements/OleObj12" xlink:type="simple" xlink:show="embed" xlink:actuate="onLoad"/></draw:frame></text:p>
      <text:p text:style-name="P11"/>
      <text:p text:style-name="P10">Figura 12: Gráfico de Barras – Expectativa por Curso</text:p>
      <text:p text:style-name="P37"><text:span text:style-name="T5"><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text:span><text:span text:style-name="T5">ŕesente em apenas em 1 curso, o de Matem</text:span><text:span text:style-name="T5">ática, representando menos de 10% de todas as opiniões coletadas nesse curso. Com esse gráfico de barras temos clara dominância de boas expectativas.</text:span></text:p>
      <text:p text:style-name="P24"/>
      <text:p text:style-name="P23"/>
      <text:p text:style-name="P24"/>
      <text:p text:style-name="P25"><text:soft-page-break/><draw:frame draw:style-name="fr1" draw:name="13" text:anchor-type="as-char" svg:width="17.039cm" style:rel-width="scale" svg:height="11.562cm" style:rel-height="scale" draw:z-index="9"><draw:object-ole xlink:href="./OleObj13" xlink:type="simple" xlink:show="embed" xlink:actuate="onLoad"/><draw:image xlink:href="./ObjectReplacements/OleObj13" xlink:type="simple" xlink:show="embed" xlink:actuate="onLoad"/></draw:frame></text:p>
      <text:p text:style-name="P16"><text:span text:style-name="T4">Figura 13: Gráfico de Barras </text:span><text:span text:style-name="T4">–</text:span><text:span text:style-name="T4"> Inicia</text:span><text:span text:style-name="T4">ção Ciêntifica por Curso</text:span></text:p>
      <text:p text:style-name="P38"><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 em três cursos: Química, Eng. Ambiental e Matématica, temos alunos que realizam Iniciação Científica Voluntária.</text:p>
      <text:p text:style-name="P24"/>
      <text:p text:style-name="P23"/>
      <text:p text:style-name="P17"><text:soft-page-break/><draw:frame draw:style-name="fr1" draw:name="14" text:anchor-type="as-char" svg:width="12.7cm" style:rel-width="scale" svg:height="12.7cm" style:rel-height="scale" draw:z-index="10"><draw:object-ole xlink:href="./OleObj14" xlink:type="simple" xlink:show="embed" xlink:actuate="onLoad"/><draw:image xlink:href="./ObjectReplacements/OleObj14" xlink:type="simple" xlink:show="embed" xlink:actuate="onLoad"/></draw:frame></text:p>
      <text:p text:style-name="P16"><text:span text:style-name="T4">Figura 14: Boxplot </text:span><text:span text:style-name="T4">–</text:span><text:span text:style-name="T4"> Horas de Estudo por Sexo</text:span></text:p>
      <text:p text:style-name="P34"><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24"/>
      <text:p text:style-name="P24"/>
      <text:p text:style-name="P24"/>
      <text:p text:style-name="P24"/>
      <text:p text:style-name="P24"><text:soft-page-break/></text:p>
      <text:p text:style-name="P24"/>
      <text:list xml:id="list4507193179947301861" text:style-name="L4">
        <text:list-item>
          <text:p text:style-name="P21">CONCLUSÃO</text:p>
        </text:list-item>
      </text:list>
      <text:p text:style-name="P42"><text:tab/>...</text:p>
      <text:p text:style-name="P42"><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4141281396226662136" text:style-name="L5">
        <text:list-item>
          <text:p text:style-name="P22">APÊNDICE.</text:p>
        </text:list-item>
      </text:list>
      <text:p text:style-name="P41">Tabelas foram feitas com o auxílido da ferramenta - <text:s/>Google Docs</text:p>
      <text:p text:style-name="P1"><text:span text:style-name="T14">“R: The Project for Statistical Computing” : </text:span><text:a xlink:type="simple" xlink:href="https://www.r-project.org/" text:style-name="Internet_20_link" text:visited-style-name="Visited_20_Internet_20_Link"><text:span text:style-name="T19">https://www.r-project.org/</text:span></text:a><text:span text:style-name="T14"> </text:span></text:p>
      <text:p text:style-name="P1"><text:span text:style-name="T14">"Quick-R by DataCamp": </text:span><text:a xlink:type="simple" xlink:href="https://www.statmethods.net/index.html" text:style-name="Internet_20_link" text:visited-style-name="Visited_20_Internet_20_Link"><text:span text:style-name="T19">https://www.statmethods.net/index.html</text:span></text:a></text:p>
      <text:p text:style-name="P1"><text:span text:style-name="T8">“Censo Ufmg” : </text:span><text:a xlink:type="simple" xlink:href="https://www.ufmg.br/censo/" text:style-name="Internet_20_link" text:visited-style-name="Visited_20_Internet_20_Link"><text:span text:style-name="T20">https://www.ufmg.br/censo/</text:span></text:a><text:span text:style-name="T9"> </text:span></text:p>
      <text:p text:style-name="P15"><text:span text:style-name="T7"/></text:p>
      <text:p text:style-name="P15"><text:span text:style-name="T6">Segue o código em R utilizado para gerar os recursos gráficos:</text:span><text:span text:style-name="T7"> </text:span></text:p>
      <text:p text:style-name="P15"><text:span text:style-name="T7">-----------------------------------------------------------------------------------------------------------------------------------</text:span></text:p>
      <text:p text:style-name="P29">Leitura CSV: dados&lt;- read.csv("code.csv", sep=";", dec=",", header=T); <text:s text:c="5"/>attach(dados);</text:p>
      <text:p text:style-name="P12">Figura 2: Histograma - Número de Alunos por Faixa Etária</text:p>
      <text:p text:style-name="P43">tab_idade&lt;- table(idade)</text:p>
      <text:p text:style-name="P43">tab_idade_relat&lt;- round(prop.table(t5)*100, 2)</text:p>
      <text:p text:style-name="P43">png("faixaEtariaXqtdeAlunos.png")</text:p>
      <text:p text:style-name="P43"><text:tab/>hist_idade&lt;- hist(idade, freq=T, xlab= "Faixa Etária", ylab= "Número de Alunos",</text:p>
      <text:p text:style-name="P43"><text:s text:c="5"/><text:tab/> <text:s text:c="6"/><text:tab/> <text:s text:c="4"/>ylim= c(0, 30), col=cores, main=" ");</text:p>
      <text:p text:style-name="P43"><text:tab/>grid(nx=NA, ny=NULL);</text:p>
      <text:p text:style-name="P43"><text:tab/>text(h$mids, h$counts, labels=round(tab_idade_relat, 2), adj=c(0.5, -0.5));</text:p>
      <text:p text:style-name="P43">dev.off()</text:p>
      <text:p text:style-name="P44">Figura 3: Boxplot - Idade por Sexo</text:p>
      <text:p text:style-name="P30">png("idadeXsexo.png")</text:p>
      <text:p text:style-name="P30"><text:tab/>boxplot(idade~sexo, ylab= "Idade (anos)", main= " ", col = "lightblue")</text:p>
      <text:p text:style-name="P30"><text:tab/>legend("topleft", legend=c("0 = Feminino", "1 = Masculino"))</text:p>
      <text:p text:style-name="P30"><text:soft-page-break/>dev.off()</text:p>
      <text:p text:style-name="P30"/>
      <text:p text:style-name="P30"/>
      <text:p text:style-name="P44">Figura 4: Gráfico de Barras - Sexo por Local de Nascimento</text:p>
      <text:p text:style-name="P30">t8&lt;- table(local, sexo)</text:p>
      <text:p text:style-name="P30">tLocal&lt;- round(prop.table(t8)*100,2)</text:p>
      <text:p text:style-name="P30">nomes.linha&lt;- c("Capital", "Interior do estado", "Outro Estado", "Outro País")</text:p>
      <text:p text:style-name="P30">nomes.coluna&lt;- c("Feminino", "Masculino")</text:p>
      <text:p text:style-name="P30">dimnames(tLocal)&lt;- list(nomes.linha, nomes.coluna)</text:p>
      <text:p text:style-name="P30">barplot(t(tLocal),</text:p>
      <text:p text:style-name="P30"><text:s text:c="8"/>ylab="Frequência Relativa de Sexo (%)",</text:p>
      <text:p text:style-name="P30"><text:tab/>xlab= "Local de Nascimento",</text:p>
      <text:p text:style-name="P30"><text:s text:c="8"/>names.arg=nomes.linha, </text:p>
      <text:p text:style-name="P30"><text:s text:c="8"/>cex.lab=0.8,</text:p>
      <text:p text:style-name="P30"><text:s text:c="8"/>cex.axis=0.8,</text:p>
      <text:p text:style-name="P30"><text:s text:c="8"/>cex.names=0.6,</text:p>
      <text:p text:style-name="P30"><text:s text:c="8"/>col= c("white", "black"),</text:p>
      <text:p text:style-name="P30"><text:s text:c="8"/>legend.text=T,</text:p>
      <text:p text:style-name="P30"><text:s text:c="8"/>ylim=c(0,100),</text:p>
      <text:p text:style-name="P30"><text:tab/>las= 1</text:p>
      <text:p text:style-name="P30"><text:tab/> <text:s/>)</text:p>
      <text:p text:style-name="P44">Figura 8: Gráfico de Barras - Religião por Curso</text:p>
      <text:p text:style-name="P30">tab_curso_relig&lt;- table(curso, religiao)</text:p>
      <text:p text:style-name="P30">tab_curso_relig_relat&lt;- round(prop.table(tab_curso_relig)*100, 2)</text:p>
      <text:p text:style-name="P30">nomes.coluna&lt;- c("Catolica", "Evangelica", "Agnostico", "Ateu", "Judeu") </text:p>
      <text:p text:style-name="P30">nomes.linha&lt;- c("Eng. Espacial", "Eng. Ambiental", "Eng. Controle", "Eng. Minas", "Eng. Producao", </text:p>
      <text:p text:style-name="P30"><text:tab/> <text:s text:c="4"/>"Eng. Sistemas", "Eng. Mecanica", "Eng. Metalurgica","Geologia", "Lic. Matematica", "Matematica",</text:p>
      <text:p text:style-name="P30"><text:tab/> <text:s text:c="5"/>"Quimica", "Sist. Informacao")</text:p>
      <text:p text:style-name="P30"><text:soft-page-break/>dimnames(tab_curso_relig_relat)&lt;- list(nomes.linha, nomes.coluna)</text:p>
      <text:p text:style-name="P30">tab_curso_relig_relat&lt;- round(prop.table(tab_curso_relig, margin=1)*100,2)</text:p>
      <text:p text:style-name="P30">nomes.coluna&lt;- c("Catolica", "Evangelica", "Agnostico", "Ateu", "Judeu") </text:p>
      <text:p text:style-name="P30">nomes.linha&lt;- c("Eng. Espacial", "Eng. Ambiental", "Eng. Controle", "Eng. Minas", </text:p>
      <text:p text:style-name="P30"><text:tab/> <text:s text:c="4"/>"Eng. Producao", "Eng. Sistemas", "Eng. Mecanica", "Eng. Metalurgica",</text:p>
      <text:p text:style-name="P30"><text:tab/> <text:s text:c="5"/>"Geologia", "Lic. Matematica", "Matematica", "Quimica", "Sist. Informacao")</text:p>
      <text:p text:style-name="P30">dimnames(tab_curso_relig_relat)&lt;- list(nomes.linha, nomes.coluna)</text:p>
      <text:p text:style-name="P30">png("religiaoXcurso.png")</text:p>
      <text:p text:style-name="P30"><text:s text:c="3"/>barplot(t(tab_curso_relig_relat),</text:p>
      <text:p text:style-name="P30"><text:s text:c="8"/>ylab="Frequência Relativa de Religião(%)",</text:p>
      <text:p text:style-name="P30"><text:s text:c="8"/>names.arg=nomes.linha, </text:p>
      <text:p text:style-name="P30"><text:s text:c="8"/>cex.lab=0.8,</text:p>
      <text:p text:style-name="P30"><text:s text:c="8"/>cex.axis=0.8,</text:p>
      <text:p text:style-name="P30"><text:s text:c="8"/>cex.names=0.6,</text:p>
      <text:p text:style-name="P30"><text:s text:c="8"/>col= rainbow(length(nomes.coluna)),</text:p>
      <text:p text:style-name="P30"><text:s text:c="8"/>legend.text=T,</text:p>
      <text:p text:style-name="P30"><text:s text:c="8"/>ylim=c(0,150),</text:p>
      <text:p text:style-name="P30"><text:s text:c="8"/>las= 2</text:p>
      <text:p text:style-name="P30"><text:s text:c="3"/>)</text:p>
      <text:p text:style-name="P30">dev.off()</text:p>
      <text:p text:style-name="P45"><text:span text:style-name="T4">Figura 10: Boxplot </text:span><text:span text:style-name="T4">–</text:span><text:span text:style-name="T4"> Peso (kg) por Curso</text:span></text:p>
      <text:p text:style-name="P30">peso= as.numeric(as.character(peso))</text:p>
      <text:p text:style-name="P30">png("boxplot_peso_curso.png")</text:p>
      <text:p text:style-name="P30"><text:s text:c="3"/>boxplot(peso~curso, xlab= "", ylab="Peso por curso (em kg)", col= rainbow(length(curso)), </text:p>
      <text:p text:style-name="P30"><text:s text:c="17"/>names= legCurso, cex.axis=0.6, cex.lab=1.2, las=2 )</text:p>
      <text:p text:style-name="P30"><text:s text:c="3"/>grid(nx= NULL, ny= NULL)</text:p>
      <text:p text:style-name="P30">dev.off()</text:p>
      <text:p text:style-name="P30"/>
      <text:p text:style-name="P30"><text:soft-page-break/></text:p>
      <text:p text:style-name="P30"/>
      <text:p text:style-name="P30"/>
      <text:p text:style-name="P44">Figura 11: Boxplot - Altura (m) por Sexo</text:p>
      <text:p text:style-name="P30">altura= as.numeric(as.character(altura))</text:p>
      <text:p text:style-name="P30">png("boxplot_altura_sexo.png")</text:p>
      <text:p text:style-name="P30"><text:tab/>boxplot(altura~sexo, xlab= "", ylab="Altura (em metros)", main="",</text:p>
      <text:p text:style-name="P30"><text:tab/> <text:s text:c="13"/>col= c("Lightblue", "Pink"), names= c("Feminino", "Masculino"))</text:p>
      <text:p text:style-name="P30"><text:tab/>grid(nx= NA, ny= NULL)</text:p>
      <text:p text:style-name="P30">dev.off()</text:p>
      <text:p text:style-name="P33"><text:span text:style-name="T4">Figura 13: Gráfico de Barras </text:span><text:span text:style-name="T4">–</text:span><text:span text:style-name="T4"> Iniciação Ciêntifica por Curso</text:span></text:p>
      <text:p text:style-name="P30">t1 &lt;- table(ic,curso)</text:p>
      <text:p text:style-name="P30">t1 &lt;- round(prop.table(t1,margin=2)*100,2)</text:p>
      <text:p text:style-name="P30">legendaCurso = c("Eng. Espacial", "Eng. Ambiental", "Eng. Controle", "Eng. Minas", "Eng. Produção",</text:p>
      <text:p text:style-name="P30"><text:tab/> "Eng. Sistemas", "Eng. Mecânica", "Eng. Metalúrgica", "Geologia", "Lic. Matemática", </text:p>
      <text:p text:style-name="P30"><text:tab/> "Matemática", "Química", "Sist. Informação")</text:p>
      <text:p text:style-name="P30">cor = rainbow(length(legendaCurso))</text:p>
      <text:p text:style-name="P30">barCursoIc &lt;- barplot(</text:p>
      <text:p text:style-name="P30"><text:tab/>t1,</text:p>
      <text:p text:style-name="P30"><text:tab/>names.arg = legendaCurso,</text:p>
      <text:p text:style-name="P30"><text:s/><text:tab/>ylab = "Iniciacao Cientifica (%)", </text:p>
      <text:p text:style-name="P30"><text:tab/>xlab = "", </text:p>
      <text:p text:style-name="P30"><text:tab/>ylim = c(0,101), </text:p>
      <text:p text:style-name="P30"><text:tab/>xlim = c(0,23), </text:p>
      <text:p text:style-name="P30"><text:tab/>cex.names=0.6, </text:p>
      <text:p text:style-name="P30"><text:tab/>col = cor, </text:p>
      <text:p text:style-name="P30"><text:tab/>xaxs="i",</text:p>
      <text:p text:style-name="P30"><text:tab/>las=2,</text:p>
      <text:p text:style-name="P30"><text:soft-page-break/>)</text:p>
      <text:p text:style-name="P30">legend(</text:p>
      <text:p text:style-name="P30"><text:tab/>"topright",</text:p>
      <text:p text:style-name="P30"><text:tab/>legend = c("Não faz IC","IC com Bolsa","IC sem Bolsa","IC Voluntária"),</text:p>
      <text:p text:style-name="P30"><text:tab/>fill = cor,</text:p>
      <text:p text:style-name="P30"><text:tab/>bty = "n"</text:p>
      <text:p text:style-name="P30">) </text:p>
      <text:p text:style-name="P44">Figura 14: Boxplot - Horas de Estudo por Sexo</text:p>
      <text:p text:style-name="P30">png("horasXsexo.png")</text:p>
      <text:p text:style-name="P30"><text:tab/>boxplot(h_estudo~sexo, ylab= "Horas de estudo", main= " ", col = "green")</text:p>
      <text:p text:style-name="P30"><text:tab/>legend("topleft", legend=c("0 = Feminino", "1 = Masculino"))</text:p>
      <text:p text:style-name="P30">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10:34:41.09</dc:date>
    <meta:editing-duration>PT30M29S</meta:editing-duration>
    <meta:editing-cycles>4</meta:editing-cycles>
    <meta:generator>OpenOffice/4.1.5$Win32 OpenOffice.org_project/415m1$Build-9789</meta:generator>
    <meta:document-statistic meta:table-count="0" meta:image-count="0" meta:object-count="14" meta:page-count="22" meta:paragraph-count="178" meta:word-count="2863" meta:character-count="19138"/>
  </office:meta>
</office:document-meta>
</file>